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" svg:font-family="'Roboto Condensed'" style:font-adornments="Обычный" style:font-pitch="variable"/>
    <style:font-face style:name="Roboto Medium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fo:language="ru" fo:country="RU" officeooo:rsid="00f2e1af" officeooo:paragraph-rsid="00f2e1af"/>
    </style:style>
    <style:style style:name="P2" style:family="paragraph" style:parent-style-name="_5f_PARENT">
      <style:text-properties fo:language="ru" fo:country="RU" officeooo:rsid="00f3633b" officeooo:paragraph-rsid="00f3633b"/>
    </style:style>
    <style:style style:name="P3" style:family="paragraph" style:parent-style-name="_5f_PARENT">
      <style:text-properties fo:language="ru" fo:country="RU" officeooo:rsid="00f6a8b0" officeooo:paragraph-rsid="00f6a8b0"/>
    </style:style>
    <style:style style:name="P4" style:family="paragraph" style:parent-style-name="_5f_PARENT">
      <style:text-properties fo:language="ru" fo:country="RU" officeooo:rsid="00f7add6" officeooo:paragraph-rsid="00f7add6"/>
    </style:style>
    <style:style style:name="P5" style:family="paragraph" style:parent-style-name="_5f_PARENT">
      <style:text-properties fo:language="ru" fo:country="RU" officeooo:rsid="00f9798e" officeooo:paragraph-rsid="00f9798e"/>
    </style:style>
    <style:style style:name="P6" style:family="paragraph" style:parent-style-name="_5f_PARENT">
      <style:text-properties fo:language="ru" fo:country="RU" officeooo:rsid="00f9798e" officeooo:paragraph-rsid="00ff2226"/>
    </style:style>
    <style:style style:name="P7" style:family="paragraph" style:parent-style-name="_5f_PARENT">
      <style:text-properties fo:language="ru" fo:country="RU" officeooo:rsid="010041c8" officeooo:paragraph-rsid="010041c8"/>
    </style:style>
    <style:style style:name="P8" style:family="paragraph" style:parent-style-name="_5f_PARENT">
      <style:text-properties fo:language="ru" fo:country="RU" officeooo:rsid="00fccddb" officeooo:paragraph-rsid="00fccddb"/>
    </style:style>
    <style:style style:name="P9" style:family="paragraph" style:parent-style-name="_5f_PARENT">
      <style:text-properties fo:language="ru" fo:country="RU" officeooo:rsid="00fd5474" officeooo:paragraph-rsid="00ff2226"/>
    </style:style>
    <style:style style:name="P10" style:family="paragraph" style:parent-style-name="_5f_PARENT">
      <style:text-properties fo:language="en" fo:country="US" officeooo:rsid="00fccddb" officeooo:paragraph-rsid="00fccddb"/>
    </style:style>
    <style:style style:name="P11" style:family="paragraph" style:parent-style-name="_5f_HEAD_20_N">
      <style:text-properties fo:language="ru" fo:country="RU" officeooo:rsid="00f9798e" officeooo:paragraph-rsid="01056e9d"/>
    </style:style>
    <style:style style:name="P12" style:family="paragraph" style:parent-style-name="_5f_HEAD_20_N">
      <style:text-properties officeooo:rsid="01056e9d" officeooo:paragraph-rsid="01056e9d"/>
    </style:style>
    <style:style style:name="P13" style:family="paragraph" style:parent-style-name="_5f_PARENT">
      <style:text-properties fo:language="ru" fo:country="RU" officeooo:rsid="01038190" officeooo:paragraph-rsid="01038190"/>
    </style:style>
    <style:style style:name="P14" style:family="paragraph" style:parent-style-name="_5f_PARENT">
      <style:text-properties fo:language="ru" fo:country="RU" officeooo:rsid="00fb7252" officeooo:paragraph-rsid="00fb7252"/>
    </style:style>
    <style:style style:name="P15" style:family="paragraph" style:parent-style-name="_5f_PARENT">
      <style:text-properties fo:language="ru" fo:country="RU" officeooo:rsid="01056e9d" officeooo:paragraph-rsid="01056e9d"/>
    </style:style>
    <style:style style:name="T1" style:family="text">
      <style:text-properties fo:language="en" fo:country="US"/>
    </style:style>
    <style:style style:name="T2" style:family="text">
      <style:text-properties officeooo:rsid="00f94149"/>
    </style:style>
    <style:style style:name="T3" style:family="text">
      <style:text-properties officeooo:rsid="00fccddb"/>
    </style:style>
    <style:style style:name="T4" style:family="text">
      <style:text-properties fo:language="ru" fo:country="RU"/>
    </style:style>
    <style:style style:name="T5" style:family="text">
      <style:text-properties officeooo:rsid="01007f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_5f_HEAD_20_N"><text:span text:style-name="T2">П</text:span>очинить</text:p>
        <text:p text:style-name="P3">Лишние запятые при выводе. Возможно поля пустые а точку с запятой <text:span text:style-name="T5">ставим.</text:span></text:p>
        <text:p text:style-name="P2"/>
        <text:p text:style-name="_5f_HEAD_20_N">Проверить</text:p>
        <text:p text:style-name="P2"/>
        <text:p text:style-name="_5f_HEAD_20_N">Модернизировать</text:p>
        <text:p text:style-name="P4">Убрать свалку в папке <text:span text:style-name="T1">modules</text:span></text:p>
        <text:p text:style-name="P13">Просто читаем нужную строку из браузера.</text:p>
        <text:p text:style-name="P7">Рубрикатор изменить</text:p>
        <text:p text:style-name="P7">Вывести лог для оператора.</text:p>
        <text:p text:style-name="P12">Руководство</text:p>
        <text:p text:style-name="P14">Логонимся на сайте, чтобы <text:span text:style-name="T3">получить</text:span> <text:span text:style-name="T1">сookie.</text:span></text:p>
        <text:p text:style-name="P15">Переходим на нужнкю нам старницу с вакансиями. Нажимаем кнопку «Парсим». </text:p>
        <text:p text:style-name="P11">Как это работает</text:p>
        <text:p text:style-name="P10">URL <text:span text:style-name="T4">строку для сочиняем сами, чтобы выполнялись разные условия поиска.</text:span></text:p>
        <text:p text:style-name="P8">Страницы листаем и грузим до тех пор, пока со страниц не пропадут вакансии. (Проверяем по шаблону)</text:p>
        <text:p text:style-name="P6">Парсим страницу.</text:p>
        <text:p text:style-name="P9">Записываем в базу данных. Параметрический запрос БД.</text:p>
        <text:p text:style-name="P5">Выводим строчки для газеты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" svg:font-family="'Roboto Condensed'" style:font-adornments="Обычный" style:font-pitch="variable"/>
    <style:font-face style:name="Roboto Medium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use-window-font-color="true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center" style:justify-single-word="false"/>
      <style:text-properties style:use-window-font-color="true" style:font-name="Roboto Medium" fo:font-family="'Roboto Medium'" style:font-style-name="Обычный" style:font-pitch="variable" fo:font-size="16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Condensed" fo:font-family="'Roboto Condensed'" style:font-style-name="Обычный" style:font-pitch="variable" fo:font-size="18pt" fo:font-weight="normal"/>
    </style:style>
    <style:style style:name="_5f_CODE" style:display-name="_CODE" style:family="paragraph" style:parent-style-name="_5f_PARENT" style:master-page-name="">
      <loext:graphic-properties draw:fill="solid" draw:fill-color="#e6e6e6"/>
      <style:paragraph-properties fo:margin-left="0cm" fo:margin-right="0cm" fo:margin-top="0.199cm" fo:margin-bottom="0.199cm" loext:contextual-spacing="true" fo:text-align="start" style:justify-single-word="false" fo:text-indent="0.199cm" style:auto-text-indent="false" style:page-number="auto" fo:background-color="#e6e6e6" fo:padding="0.049cm" fo:border-left="2.01pt solid #000000" fo:border-right="2.01pt solid #000000" fo:border-top="none" fo:border-bottom="none" style:shadow="none">
        <style:tab-stops/>
      </style:paragraph-properties>
      <style:text-properties fo:color="#000000" style:font-name="Roboto Mono" fo:font-family="'Roboto Mono'" style:font-style-name="Обычный" style:font-pitch="variable" fo:font-size="9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2.01pt solid #0000ff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2.01pt solid #0000ff" fo:border-bottom="none"/>
      <style:text-properties style:use-window-font-color="true" style:font-name="Roboto1" fo:font-family="Roboto" style:font-style-name="Жирный" style:font-pitch="variable" fo:font-size="11pt" fo:font-style="normal" fo:font-weight="bold"/>
    </style:style>
    <style:style style:name="_5f_HEAD" style:display-name="_HEAD" style:family="paragraph" style:parent-style-name="_5f_HEAD_20_N.N.N">
      <style:text-properties style:font-name="Roboto Medium" fo:font-family="'Roboto Medium'" style:font-style-name="Обычный" style:font-pitch="variable" fo:font-size="14pt" fo:font-weight="normal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ff" style:font-name="Roboto1" fo:font-family="Roboto" style:font-style-name="Жирный" style:font-pitch="variable" fo:font-size="11pt" fo:font-style="normal" style:text-underline-style="none" fo:font-weight="normal" fo:background-color="transparent"/>
    </style:style>
    <style:style style:name="_5f_EMPHASIS" style:display-name="_EMPHASIS" style:family="text">
      <style:text-properties fo:color="#000000" style:font-name="Roboto Medium" fo:font-family="'Roboto Medium'" style:font-style-name="Обычный" style:font-pitch="variable" fo:font-size="11pt" fo:letter-spacing="normal" fo:language="zxx" fo:country="none" fo:font-style="normal" style:text-underline-style="solid" style:text-underline-width="auto" style:text-underline-color="font-color" fo:font-weight="normal" officeooo:rsid="0142e4dc" fo:background-color="transparent" style:text-scale="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68</meta:editing-cycles>
    <meta:print-date>1970-01-01T03:00:00</meta:print-date>
    <meta:creation-date>2011-03-09T13:01:00</meta:creation-date>
    <dc:date>2019-03-18T19:21:26.365000000</dc:date>
    <dc:language>ru-RU</dc:language>
    <meta:editing-duration>P2DT7M42S</meta:editing-duration>
    <meta:generator>LibreOffice/6.2.1.2$Windows_x86 LibreOffice_project/7bcb35dc3024a62dea0caee87020152d1ee96e71</meta:generator>
    <meta:document-statistic meta:table-count="0" meta:image-count="0" meta:object-count="0" meta:page-count="1" meta:paragraph-count="17" meta:word-count="91" meta:character-count="623" meta:non-whitespace-character-count="548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